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124cm" style:rel-column-width="4186*"/>
    </style:style>
    <style:style style:name="Table1.B" style:family="table-column">
      <style:table-column-properties style:column-width="3.923cm" style:rel-column-width="14615*"/>
    </style:style>
    <style:style style:name="Table1.C" style:family="table-column">
      <style:table-column-properties style:column-width="3.687cm" style:rel-column-width="13735*"/>
    </style:style>
    <style:style style:name="Table1.D" style:family="table-column">
      <style:table-column-properties style:column-width="2.514cm" style:rel-column-width="9364*"/>
    </style:style>
    <style:style style:name="Table1.E" style:family="table-column">
      <style:table-column-properties style:column-width="2.242cm" style:rel-column-width="8352*"/>
    </style:style>
    <style:style style:name="Table1.F" style:family="table-column">
      <style:table-column-properties style:column-width="2.053cm" style:rel-column-width="7649*"/>
    </style:style>
    <style:style style:name="Table1.G" style:family="table-column">
      <style:table-column-properties style:column-width="2.05cm" style:rel-column-width="7634*"/>
    </style:style>
    <style:style style:name="Table1.A1" style:family="table-cell">
      <style:table-cell-properties style:vertical-align="middle" fo:padding="0.097cm" fo:border="none"/>
    </style:style>
    <style:style style:name="Table1.B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list-style-name="L1"/>
    <style:style style:name="P6" style:family="paragraph" style:parent-style-name="Standard">
      <style:paragraph-properties fo:text-align="start" style:justify-single-word="false"/>
      <style:text-properties fo:font-style="italic" style:font-style-asian="italic" style:font-style-complex="italic"/>
    </style:style>
    <style:style style:name="P7" style:family="paragraph" style:parent-style-name="Standard">
      <style:paragraph-properties fo:text-align="justify" style:justify-single-word="false"/>
      <style:text-properties fo:font-style="italic" style:font-style-asian="italic" style:font-style-complex="italic"/>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list-style-name="L2">
      <style:paragraph-properties fo:text-align="start" style:justify-single-word="false"/>
      <style:text-properties fo:font-style="normal" style:font-style-asian="normal" style:font-style-complex="normal"/>
    </style:style>
    <style:style style:name="P11" style:family="paragraph" style:parent-style-name="Standard">
      <style:paragraph-properties fo:text-align="justify" style:justify-single-word="false"/>
      <style:text-properties fo:font-style="normal" style:font-style-asian="normal" style:font-style-complex="normal"/>
    </style:style>
    <style:style style:name="P12" style:family="paragraph" style:parent-style-name="Standard" style:list-style-name="L3">
      <style:text-properties fo:font-style="normal" style:font-style-asian="normal" style:font-style-complex="normal"/>
    </style:style>
    <style:style style:name="P13" style:family="paragraph" style:parent-style-name="Standard">
      <style:text-properties fo:language="es" fo:country="ES"/>
    </style:style>
    <style:style style:name="P14" style:family="paragraph" style:parent-style-name="Standard">
      <style:paragraph-properties fo:text-align="justify" style:justify-single-word="false"/>
      <style:text-properties fo:language="es" fo:country="ES"/>
    </style:style>
    <style:style style:name="P15" style:family="paragraph" style:parent-style-name="Standard">
      <style:paragraph-properties fo:text-align="justify" style:justify-single-word="false"/>
    </style:style>
    <style:style style:name="P16" style:family="paragraph" style:parent-style-name="Standard" style:list-style-name="L7">
      <style:paragraph-properties fo:text-align="justify" style:justify-single-word="false"/>
    </style:style>
    <style:style style:name="P17" style:family="paragraph" style:parent-style-name="Standard" style:list-style-name="L3">
      <style:paragraph-properties fo:text-align="justify" style:justify-single-word="false"/>
    </style:style>
    <style:style style:name="P18" style:family="paragraph" style:parent-style-name="Standard" style:list-style-name="L3"/>
    <style:style style:name="P19" style:family="paragraph" style:parent-style-name="Standard" style:list-style-name="L6"/>
    <style:style style:name="P20" style:family="paragraph" style:parent-style-name="Standard" style:list-style-name="L2">
      <style:paragraph-properties fo:margin-left="2.501cm" fo:margin-right="0cm" fo:text-align="start" style:justify-single-word="false" fo:text-indent="-0.635cm" style:auto-text-indent="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Footnote">
      <style:paragraph-properties fo:text-align="justify"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language="es" fo:country="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món Llull</text:p>
      <text:p text:style-name="P4">por, Guillermo Lengemann</text:p>
      <text:p text:style-name="P2"/>
      <text:p text:style-name="P2">Caracas, 18 de Enero de 2013</text:p>
      <text:p text:style-name="P1">Seminario de Historia de la Filosofía: <text:span text:style-name="T3">La sin razón en el siglo XX II</text:span></text:p>
      <text:p text:style-name="Standard"/>
      <text:p text:style-name="P15">Ramon Llull (o también <text:span text:style-name="T1">Raimundo Lulio</text:span>) nació en Palma de Mallorca en 1232 y murió el 29 de junio de 1315 y es considerado el máximo pensador medieval catalán el motor principal de su producción filosófica fue la acción misionera encaminada a la conversión de musulmanes. Se destacaba su manejo del idioma árabe, la religión musulmana, conocía el Corán, el hadith (dichos y las acciones del Profeta Mahoma), las practicas rituales musulmanas <text:span text:style-name="T2">(Libro del gentil, 1274-1276 ).</text:span></text:p>
      <text:p text:style-name="Standard"/>
      <text:p text:style-name="Standard">nueve años de formación teológica y moral duró hasta 1275</text:p>
      <text:p text:style-name="Standard"/>
      <text:p text:style-name="P6"><text:span text:style-name="T4">La </text:span>Ars Generalis Ultima (1305) <text:span text:style-name="T4">consta de 13 partes:</text:span></text:p>
      <text:list xml:id="list11062491321" text:style-name="L2">
        <text:list-item>
          <text:p text:style-name="P10">El Alfabeto</text:p>
        </text:list-item>
        <text:list-item>
          <text:p text:style-name="P10">Las Figuras</text:p>
          <text:p text:style-name="P20"><text:span text:style-name="T4">1. La primera figura designada con la letra </text:span><text:span text:style-name="T5">A</text:span><text:span text:style-name="T6">,</text:span><text:span text:style-name="T6"><text:note text:id="ftn1" text:note-class="footnote"><text:note-citation>1</text:note-citation><text:note-body><text:p text:style-name="Footnote">Definicion de la Figura A. </text:p><text:p text:style-name="Footnote">1.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text:p></text:note-body></text:note></text:span><text:span text:style-name="T6"> “...La Fig. A es un circulo, cuyo centro es la A. En la circunferencia tiene dos lineas circulares</text:span></text:p>
        </text:list-item>
        <text:list-item>
          <text:p text:style-name="P10">Las Definiciones</text:p>
        </text:list-item>
        <text:list-item>
          <text:p text:style-name="P10">Las reglas</text:p>
        </text:list-item>
        <text:list-item>
          <text:p text:style-name="P10"/>
        </text:list-item>
      </text:list>
      <text:p text:style-name="P9"/>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21"/>
          </table:table-cell>
          <table:table-cell table:style-name="Table1.B1" table:number-columns-spanned="3" office:value-type="string">
            <text:p text:style-name="P21">Significados teológicos y lógicos</text:p>
          </table:table-cell>
          <table:covered-table-cell/>
          <table:covered-table-cell/>
          <table:table-cell table:style-name="Table1.E1" table:number-columns-spanned="3" office:value-type="string">
            <text:p text:style-name="P21">Significados metafísicos y morales</text:p>
          </table:table-cell>
          <table:covered-table-cell/>
          <table:covered-table-cell/>
        </table:table-row>
        <table:table-row>
          <table:table-cell table:style-name="Table1.A1" office:value-type="string">
            <text:p text:style-name="P21"/>
          </table:table-cell>
          <table:table-cell table:style-name="Table1.B2" table:number-columns-spanned="3" office:value-type="string">
            <text:p text:style-name="P21">Para conocer la verdad</text:p>
          </table:table-cell>
          <table:covered-table-cell/>
          <table:covered-table-cell/>
          <table:table-cell table:style-name="Table1.E2" table:number-columns-spanned="3" office:value-type="string">
            <text:p text:style-name="P21">Para comportarse bien</text:p>
          </table:table-cell>
          <table:covered-table-cell/>
          <table:covered-table-cell/>
        </table:table-row>
        <table:table-row>
          <table:table-cell table:style-name="Table1.B2" office:value-type="string">
            <text:p text:style-name="P21">Letra</text:p>
          </table:table-cell>
          <table:table-cell table:style-name="Table1.B2" office:value-type="string">
            <text:p text:style-name="P21">Un principio absoluto</text:p>
          </table:table-cell>
          <table:table-cell table:style-name="Table1.B2" office:value-type="string">
            <text:p text:style-name="P21">Un principio relativo </text:p>
          </table:table-cell>
          <table:table-cell table:style-name="Table1.B2" office:value-type="string">
            <text:p text:style-name="P21">Una cuestión general</text:p>
          </table:table-cell>
          <table:table-cell table:style-name="Table1.B2" office:value-type="string">
            <text:p text:style-name="P21">Un “sujeto”</text:p>
          </table:table-cell>
          <table:table-cell table:style-name="Table1.B2" office:value-type="string">
            <text:p text:style-name="P21">Una virtud</text:p>
          </table:table-cell>
          <table:table-cell table:style-name="Table1.E2" office:value-type="string">
            <text:p text:style-name="P21">Un vicio</text:p>
          </table:table-cell>
        </table:table-row>
        <table:table-row>
          <table:table-cell table:style-name="Table1.B2" office:value-type="string">
            <text:p text:style-name="P22">B</text:p>
          </table:table-cell>
          <table:table-cell table:style-name="Table1.B2" office:value-type="string">
            <text:p text:style-name="P21">Bondad</text:p>
          </table:table-cell>
          <table:table-cell table:style-name="Table1.B2" office:value-type="string">
            <text:p text:style-name="P21">Diferencia</text:p>
          </table:table-cell>
          <table:table-cell table:style-name="Table1.B2" office:value-type="string">
            <text:p text:style-name="P21">Utrum (de la posibilidad)</text:p>
          </table:table-cell>
          <table:table-cell table:style-name="Table1.B2" office:value-type="string">
            <text:p text:style-name="P21">Dios</text:p>
          </table:table-cell>
          <table:table-cell table:style-name="Table1.B2" office:value-type="string">
            <text:p text:style-name="P21">Justicia</text:p>
          </table:table-cell>
          <table:table-cell table:style-name="Table1.E2" office:value-type="string">
            <text:p text:style-name="P21">Avaricia</text:p>
          </table:table-cell>
        </table:table-row>
        <table:table-row>
          <table:table-cell table:style-name="Table1.B2" office:value-type="string">
            <text:p text:style-name="P22">C</text:p>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E2" office:value-type="string">
            <text:p text:style-name="P21"/>
          </table:table-cell>
        </table:table-row>
        <table:table-row>
          <table:table-cell table:style-name="Table1.B2" office:value-type="string">
            <text:p text:style-name="P22">D</text:p>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E2" office:value-type="string">
            <text:p text:style-name="P21"/>
          </table:table-cell>
        </table:table-row>
        <table:table-row>
          <table:table-cell table:style-name="Table1.B2" office:value-type="string">
            <text:p text:style-name="P22">E</text:p>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E2" office:value-type="string">
            <text:p text:style-name="P21"/>
          </table:table-cell>
        </table:table-row>
        <table:table-row>
          <table:table-cell table:style-name="Table1.B2" office:value-type="string">
            <text:p text:style-name="P22">F</text:p>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E2" office:value-type="string">
            <text:p text:style-name="P21"/>
          </table:table-cell>
        </table:table-row>
        <table:table-row>
          <table:table-cell table:style-name="Table1.B2" office:value-type="string">
            <text:p text:style-name="P22">G</text:p>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E2" office:value-type="string">
            <text:p text:style-name="P21"/>
          </table:table-cell>
        </table:table-row>
        <table:table-row>
          <table:table-cell table:style-name="Table1.B2" office:value-type="string">
            <text:p text:style-name="P22">H</text:p>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E2" office:value-type="string">
            <text:p text:style-name="P21"/>
          </table:table-cell>
        </table:table-row>
        <text:soft-page-break/>
        <table:table-row>
          <table:table-cell table:style-name="Table1.B2" office:value-type="string">
            <text:p text:style-name="P22">I</text:p>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E2" office:value-type="string">
            <text:p text:style-name="P21"/>
          </table:table-cell>
        </table:table-row>
        <table:table-row>
          <table:table-cell table:style-name="Table1.B2" office:value-type="string">
            <text:p text:style-name="P22">K</text:p>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
          </table:table-cell>
          <table:table-cell table:style-name="Table1.E2" office:value-type="string">
            <text:p text:style-name="P21"/>
          </table:table-cell>
        </table:table-row>
      </table:table>
      <text:p text:style-name="Standard"/>
      <text:p text:style-name="Standard"><text:s/></text:p>
      <text:p text:style-name="Standard"/>
      <text:p text:style-name="Standard"/>
      <text:p text:style-name="P13"/>
      <text:p text:style-name="Standard"/>
      <text:p text:style-name="P15"><text:tab/>Hasta su conversión en 1263 estuvo casado con Blanca Picany con quien tuvo dos hijos. Luego de abandonar a su familia se dedico por años a aprender árabe, filosofía y teología árabe con el propósito de probar la verdad de la fe cristiana y convertir a los musulmanes. Agrupo y traduce del árabe al catalán la lógica de <text:span text:style-name="T2">Algazel</text:span><text:span text:style-name="T4">, obra que fundamenta su primea </text:span><text:span text:style-name="T2">ars</text:span><text:span text:style-name="T4"> que lleva el nombre de </text:span><text:span text:style-name="T2">Art abreujada d'atrobar veritat (1273),</text:span><text:span text:style-name="T4">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text:span></text:p>
      <text:p text:style-name="P11"/>
      <text:p text:style-name="P15"><text:span text:style-name="T4"><text:tab/>El </text:span><text:span text:style-name="T2">ars</text:span><text:span text:style-name="T4"> luliana es una lógica de primera intención en tanto que la lógica aristotélica es una lógica de segunda intención, Julián Verlarde Lombraña en su libro </text:span><text:span text:style-name="T2">Historia de la Lógica</text:span><text:span text:style-name="T4"> destaca lo siguiente: </text:span><text:span text:style-name="T2">“...El Arte luliana, entendida por su autor en sentido amplio, es una “facultad” general, a la que cabe denominar indiscriminadamente, “ciencia” y “arte”...”.</text:span></text:p>
      <text:p text:style-name="P7"/>
      <text:p text:style-name="P15"><text:span text:style-name="T2"><text:tab/></text:span><text:span text:style-name="T4">El </text:span><text:span text:style-name="T2">arg generalis</text:span><text:span text:style-name="T4"> constituiría una ciencia, partiendo de principios primeros, generales, verdaderos y necesarios que en vista de que las otras ciencias particulares (la lógica, la filosofía natural, la metafísica) poseen principios de segundo orden el </text:span><text:span text:style-name="T2">arg generalis</text:span><text:span text:style-name="T4"> debe ir en auxilio de estas.</text:span></text:p>
      <text:p text:style-name="P11"/>
      <text:p text:style-name="P11"><text:tab/>Llul diseño maquinas con círculos concéntricos con los que se podían hacer cálculos combinando símbolos. Se combinan letras como ideas con figuras y tablas constituyendo un arte en donde se combinan y comparar términos. Estas maquinas combinatorias permiten que algunos autores propongan a Llull como el padre de la programación de computadores. El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Standard"/>
      <text:p text:style-name="P15"><text:tab/>El <text:span text:style-name="T2">ars</text:span><text:span text:style-name="T4"> luliano sufrió modificaciones durante la vida del autor, la primera formulación fue el </text:span><text:span text:style-name="T2">Ars Magna et maior </text:span><text:span text:style-name="T4">en este trabajo ya se observa el uso de letras para representar conceptos, esta obra esta influencia por el compendio que realizó Llull de la </text:span><text:span text:style-name="T2">lógica de Algazel</text:span><text:span text:style-name="T2"><text:note text:id="ftn2" text:note-class="footnote"><text:note-citation>2</text:note-citation><text:note-body><text:p text:style-name="P23">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4"> y de </text:span><text:span text:style-name="T2">Libre de contemplació en </text:span><text:soft-page-break/><text:span text:style-name="T2">Dèu (Libro de la contemplación de Dios (1276))</text:span><text:span text:style-name="T2"><text:note text:id="ftn3" text:note-class="footnote"><text:note-citation>3</text:note-citation><text:note-body><text:p text:style-name="P23">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p>
      <text:p text:style-name="Standard"/>
      <text:p text:style-name="P13"/>
      <text:p text:style-name="Standard"/>
      <text:p text:style-name="P8">Cronología:</text:p>
      <text:list xml:id="list15878045851" text:style-name="L3">
        <text:list-item>
          <text:p text:style-name="P12">1263, se convierte a Dios.</text:p>
        </text:list-item>
        <text:list-item>
          <text:p text:style-name="P12">1271/1272, <text:span text:style-name="Citation">Compendium logicae Algazelis (Compendio de la lógica de Al-Gazzali</text:span><text:span text:style-name="Citation">/Lógica de Algazali</text:span><text:span text:style-name="Citation">)</text:span></text:p>
        </text:list-item>
        <text:list-item>
          <text:p text:style-name="P18"><text:span text:style-name="T4">1273, escribe el </text:span><text:span text:style-name="T2">Art abreujada d'atrobar veritat (latin: Ars compediosa inveniendi ultima)</text:span></text:p>
        </text:list-item>
        <text:list-item>
          <text:p text:style-name="P17"><text:span text:style-name="T4">1274-1276 , escribe el </text:span><text:span text:style-name="T2">Libro del gentil.</text:span></text:p>
        </text:list-item>
        <text:list-item>
          <text:p text:style-name="P12">1276, escribe el <text:s/><text:span text:style-name="T2">Libre de contemplació en Dèu (</text:span>Libro de la contemplación de Dios).</text:p>
        </text:list-item>
        <text:list-item>
          <text:p text:style-name="P18"><text:span text:style-name="T2">Arbre de ciencia</text:span><text:span text:style-name="T4">, enciclopedia de las ciencias de aquella época.</text:span></text:p>
        </text:list-item>
        <text:list-item>
          <text:p text:style-name="P18"><text:span text:style-name="T2">Ars Magna et maior</text:span></text:p>
        </text:list-item>
      </text:list>
      <text:p text:style-name="Standard"/>
      <text:p text:style-name="Standard">Thomas Le Myésier (?-Arràs, Artois, 1336)<text:note text:id="ftn0" text:note-class="footnote"><text:note-citation>4</text:note-citation><text:note-body><text:p text:style-name="P14"><text:s/>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text:note-body></text:note></text:p>
      <text:p text:style-name="Standard"/>
      <text:p text:style-name="Standard">Rmo. P, Fornes</text:p>
      <text:p text:style-name="Standard">Fr. Bartolome Fornes franciscano observante</text:p>
      <text:p text:style-name="Standard"/>
      <text:p text:style-name="Standard">Thomas Le Myésier (?-Arràs, Artois, 1336)</text:p>
      <text:p text:style-name="Standard"/>
      <text:p text:style-name="Standard"><text:span text:style-name="T7">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span>}</text:p>
      <text:p text:style-name="Standard"/>
      <text:p text:style-name="Standard">Bibliografía</text:p>
      <text:p text:style-name="Standard"/>
      <text:list xml:id="list973337766" text:style-name="L6">
        <text:list-item>
          <text:p text:style-name="P19">Thomas Le Myésier <text:a xlink:type="simple" xlink:href="http://www.enciclopedia.cat/fitxa_v2.jsp?NDCHEC=0036901">http://www.enciclopedia.cat/fitxa_v2.jsp?NDCHEC=0036901</text:a></text:p>
        </text:list-item>
      </text:list>
      <text:p text:style-name="Standard"/>
      <text:list xml:id="list1934000058" text:style-name="L7">
        <text:list-item>
          <text:p text:style-name="P16"><text:span text:style-name="T4">Julián Verlarde Lombraña en su libro </text:span><text:span text:style-name="T2">Historia de la Lógica. </text:span><text:span text:style-name="T4">Servicio de Publicaciones de la Universidad de Oviedo.</text:span></text:p>
        </text:list-item>
      </text:list>
      <text:p text:style-name="Standard"/>
      <text:p text:style-name="Standard"><text:soft-page-break/><text:a xlink:type="simple" xlink:href="http://es.wikipedia.org/wiki/Ramon_Llull#Llull_y_el_Ars_Magna">http://es.wikipedia.org/wiki/Ramon_Llull#Llull_y_el_Ars_Magna</text:a></text:p>
      <text:p text:style-name="Standard"><text:a xlink:type="simple" xlink:href="http://catalogo.bibliotecapalma.com/cgi-bin/abwebp/X5102/ID1144562623/G0?ACC=DCT2">http://catalogo.bibliotecapalma.com/cgi-bin/abwebp/X5102/ID1144562623/G0?ACC=DCT2</text:a></text:p>
      <text:p text:style-name="Standard"><text:a xlink:type="simple" xlink:href="http://bvpb.mcu.es/es/consulta/registro.cmd?id=399920">http://bvpb.mcu.es/es/consulta/registro.cmd?id=399920</text:a></text:p>
      <text:p text:style-name="Standard"><text:a xlink:type="simple" xlink:href="http://lullianarts.net/cont.htm">http://lullianarts.net/cont.htm</text:a></text:p>
      <text:list xml:id="list2161729419" text:style-name="L1">
        <text:list-item>
          <text:p text:style-name="P5">La Maquina de Pensar de Raimundo Lulio, Jorge Luis Borges.</text:p>
        </text:list-item>
        <text:list-item>
          <text:p text:style-name="P5">Historia de la Lógica, Arthur N. Prior</text:p>
        </text:list-item>
      </text:list>
      <text:p text:style-name="Standard"/>
      <text:p text:style-name="Standard">Thomas Le Myésier <text:a xlink:type="simple" xlink:href="http://www.enciclopedia.cat/fitxa_v2.jsp?NDCHEC=0036901">http://www.enciclopedia.cat/fitxa_v2.jsp?NDCHEC=0036901</text:a></text:p>
      <text:p text:style-name="Standard"><text:a xlink:type="simple" xlink:href="http://bvpb.mcu.es/es/catalogo_imagenes/grupo.cmd?posicion=1&amp;path=11000982&amp;forma=&amp;presentacion=pagina">http://bvpb.mcu.es/es/catalogo_imagenes/grupo.cmd?posicion=1&amp;path=11000982&amp;forma=&amp;presentacion=pagin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04T17:52:55</dc:date>
    <meta:editing-duration>PT17H13M28S</meta:editing-duration>
    <meta:editing-cycles>7</meta:editing-cycles>
    <meta:generator>LibreOffice/3.5$Linux_X86_64 LibreOffice_project/350m1$Build-2</meta:generator>
    <meta:document-statistic meta:table-count="1" meta:image-count="0" meta:object-count="0" meta:page-count="4" meta:paragraph-count="73" meta:word-count="1276" meta:character-count="8011" meta:non-whitespace-character-count="6859"/>
  </office:meta>
</office:document-meta>
</file>